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style:text-underline-style="none" fo:font-weight="normal" officeooo:rsid="00203250" officeooo:paragraph-rsid="00203250" style:font-weight-asian="normal" style:font-weight-complex="normal"/>
    </style:style>
    <style:style style:name="P2" style:family="paragraph" style:parent-style-name="Preformatted_20_Text">
      <style:paragraph-properties fo:text-align="justify" style:justify-single-word="false"/>
      <style:text-properties style:font-name="Times New Roman" fo:font-size="12pt" style:text-underline-style="solid" style:text-underline-width="auto" style:text-underline-color="font-color" fo:font-weight="bold" officeooo:rsid="001a7dd9" officeooo:paragraph-rsid="001a7dd9" style:font-size-asian="12pt" style:font-weight-asian="bold" style:font-size-complex="12pt" style:font-weight-complex="bold"/>
    </style:style>
    <style:style style:name="P3" style:family="paragraph" style:parent-style-name="Preformatted_20_Text">
      <style:paragraph-properties fo:text-align="justify" style:justify-single-word="false"/>
      <style:text-properties style:font-name="Times New Roman" fo:font-size="12pt" style:text-underline-style="solid" style:text-underline-width="auto" style:text-underline-color="font-color" fo:font-weight="bold" officeooo:rsid="001e823b" officeooo:paragraph-rsid="001e823b" style:font-size-asian="12pt" style:font-weight-asian="bold" style:font-size-complex="12pt" style:font-weight-complex="bold"/>
    </style:style>
    <style:style style:name="P4" style:family="paragraph" style:parent-style-name="Preformatted_20_Text">
      <style:paragraph-properties fo:text-align="justify" style:justify-single-word="false"/>
      <style:text-properties style:font-name="Times New Roman" fo:font-size="12pt" style:text-underline-style="solid" style:text-underline-width="auto" style:text-underline-color="font-color" fo:font-weight="bold" officeooo:rsid="001e823b" officeooo:paragraph-rsid="001fd9bb" style:font-size-asian="12pt" style:font-weight-asian="bold" style:font-size-complex="12pt" style:font-weight-complex="bold"/>
    </style:style>
    <style:style style:name="P5" style:family="paragraph" style:parent-style-name="Preformatted_20_Text">
      <style:paragraph-properties fo:text-align="justify" style:justify-single-word="false"/>
      <style:text-properties style:font-name="Times New Roman" fo:font-size="12pt" style:text-underline-style="solid" style:text-underline-width="auto" style:text-underline-color="font-color" fo:font-weight="bold" officeooo:rsid="00203250" officeooo:paragraph-rsid="00203250" style:font-size-asian="12pt" style:font-weight-asian="bold" style:font-size-complex="12pt" style:font-weight-complex="bold"/>
    </style:style>
    <style:style style:name="P6" style:family="paragraph" style:parent-style-name="Preformatted_20_Text">
      <style:paragraph-properties fo:text-align="justify" style:justify-single-word="false"/>
      <style:text-properties style:font-name="Times New Roman" fo:font-size="12pt" officeooo:rsid="001a7dd9" officeooo:paragraph-rsid="001a7dd9" style:font-size-asian="12pt" style:font-size-complex="12pt"/>
    </style:style>
    <style:style style:name="P7" style:family="paragraph" style:parent-style-name="Preformatted_20_Text">
      <style:paragraph-properties fo:text-align="justify" style:justify-single-word="false"/>
      <style:text-properties style:font-name="Times New Roman" fo:font-size="12pt" officeooo:rsid="001a7dd9" officeooo:paragraph-rsid="001c1288" style:font-size-asian="12pt" style:font-size-complex="12pt"/>
    </style:style>
    <style:style style:name="P8" style:family="paragraph" style:parent-style-name="Preformatted_20_Text">
      <style:paragraph-properties fo:text-align="justify" style:justify-single-word="false"/>
      <style:text-properties style:font-name="Times New Roman" fo:font-size="12pt" officeooo:rsid="001cbdea" officeooo:paragraph-rsid="001cbdea" style:font-size-asian="12pt" style:font-size-complex="12pt"/>
    </style:style>
    <style:style style:name="P9" style:family="paragraph" style:parent-style-name="Preformatted_20_Text">
      <style:paragraph-properties fo:text-align="justify" style:justify-single-word="false"/>
      <style:text-properties style:font-name="Times New Roman" fo:font-size="12pt" officeooo:rsid="001e823b" officeooo:paragraph-rsid="001e823b" style:font-size-asian="12pt" style:font-size-complex="12pt"/>
    </style:style>
    <style:style style:name="P10" style:family="paragraph" style:parent-style-name="Preformatted_20_Text">
      <style:paragraph-properties fo:text-align="justify" style:justify-single-word="false"/>
      <style:text-properties style:font-name="Times New Roman" fo:font-size="12pt" officeooo:rsid="001e823b" officeooo:paragraph-rsid="001fd9bb" style:font-size-asian="12pt" style:font-size-complex="12pt"/>
    </style:style>
    <style:style style:name="P11" style:family="paragraph" style:parent-style-name="Preformatted_20_Text">
      <style:paragraph-properties fo:text-align="justify" style:justify-single-word="false"/>
      <style:text-properties style:font-name="Times New Roman" fo:font-size="12pt" officeooo:rsid="001fd9bb" officeooo:paragraph-rsid="001fd9bb" style:font-size-asian="12pt" style:font-size-complex="12pt"/>
    </style:style>
    <style:style style:name="P12" style:family="paragraph" style:parent-style-name="Preformatted_20_Text">
      <style:paragraph-properties fo:text-align="justify" style:justify-single-word="false"/>
      <style:text-properties style:font-name="Times New Roman" fo:font-size="12pt" officeooo:rsid="00203250" officeooo:paragraph-rsid="00203250" style:font-size-asian="12pt" style:font-size-complex="12pt"/>
    </style:style>
    <style:style style:name="P13" style:family="paragraph" style:parent-style-name="Preformatted_20_Text">
      <style:paragraph-properties fo:text-align="justify" style:justify-single-word="false"/>
      <style:text-properties style:font-name="Times New Roman" fo:font-size="12pt" style:text-underline-style="none" fo:font-weight="normal" officeooo:rsid="00203250" officeooo:paragraph-rsid="00203250" style:font-size-asian="12pt" style:font-weight-asian="normal" style:font-size-complex="12pt" style:font-weight-complex="normal"/>
    </style:style>
    <style:style style:name="P14" style:family="paragraph" style:parent-style-name="Preformatted_20_Text">
      <style:paragraph-properties fo:text-align="justify" style:justify-single-word="false"/>
      <style:text-properties style:font-name="Times New Roman" fo:font-size="12pt" officeooo:rsid="001cbdea" officeooo:paragraph-rsid="001cbdea" style:font-size-asian="12pt" style:font-size-complex="12pt"/>
    </style:style>
    <style:style style:name="P15" style:family="paragraph" style:parent-style-name="Preformatted_20_Text">
      <style:paragraph-properties fo:text-align="justify" style:justify-single-word="false"/>
      <style:text-properties style:font-name="Times New Roman" fo:font-size="12pt" officeooo:rsid="001cbdea" officeooo:paragraph-rsid="0024cf25" style:font-size-asian="12pt" style:font-size-complex="12pt"/>
    </style:style>
    <style:style style:name="P16" style:family="paragraph" style:parent-style-name="Preformatted_20_Text">
      <style:paragraph-properties fo:text-align="justify" style:justify-single-word="false"/>
      <style:text-properties style:font-name="Times New Roman" fo:font-size="12pt" officeooo:rsid="001e823b" officeooo:paragraph-rsid="001e823b" style:font-size-asian="12pt" style:font-size-complex="12pt"/>
    </style:style>
    <style:style style:name="P17" style:family="paragraph" style:parent-style-name="Preformatted_20_Text">
      <style:paragraph-properties fo:text-align="justify" style:justify-single-word="false"/>
      <style:text-properties style:font-name="Times New Roman" fo:font-size="12pt" officeooo:rsid="001fd9bb" officeooo:paragraph-rsid="001fd9bb" style:font-size-asian="12pt" style:font-size-complex="12pt"/>
    </style:style>
    <style:style style:name="P18" style:family="paragraph" style:parent-style-name="Preformatted_20_Text">
      <style:paragraph-properties fo:text-align="center" style:justify-single-word="false"/>
      <style:text-properties style:font-name="Times New Roman" fo:font-size="12pt" fo:font-weight="bold" officeooo:rsid="001e823b" officeooo:paragraph-rsid="0024cf25" style:font-size-asian="12pt" style:font-weight-asian="bold" style:font-size-complex="12pt" style:font-weight-complex="bold"/>
    </style:style>
    <style:style style:name="P19" style:family="paragraph" style:parent-style-name="Preformatted_20_Text">
      <style:paragraph-properties fo:text-align="center" style:justify-single-word="false"/>
      <style:text-properties style:font-name="Times New Roman" fo:font-size="12pt" fo:font-weight="bold" officeooo:rsid="0024cf25" officeooo:paragraph-rsid="0024cf25" style:font-size-asian="12pt" style:font-weight-asian="bold" style:font-size-complex="12pt" style:font-weight-complex="bold"/>
    </style:style>
    <style:style style:name="P20" style:family="paragraph" style:parent-style-name="Preformatted_20_Text">
      <style:paragraph-properties fo:text-align="justify" style:justify-single-word="false"/>
      <style:text-properties style:font-name="Times New Roman" fo:font-size="12pt" style:text-underline-style="none" fo:font-weight="normal" officeooo:rsid="00203250" officeooo:paragraph-rsid="00203250" style:font-size-asian="12pt" style:font-weight-asian="normal" style:font-size-complex="12pt" style:font-weight-complex="normal"/>
    </style:style>
    <style:style style:name="P21" style:family="paragraph" style:parent-style-name="Preformatted_20_Text">
      <style:paragraph-properties fo:text-align="justify" style:justify-single-word="false"/>
      <style:text-properties style:font-name="Times New Roman" fo:font-size="12pt" style:text-underline-style="none" fo:font-weight="normal" officeooo:rsid="00203250" officeooo:paragraph-rsid="0024cf25" style:font-size-asian="12pt" style:font-weight-asian="normal" style:font-size-complex="12pt" style:font-weight-complex="normal"/>
    </style:style>
    <style:style style:name="T1" style:family="text">
      <style:text-properties officeooo:rsid="001fd9bb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officeooo:rsid="00203250"/>
    </style:style>
    <style:style style:name="T4" style:family="text">
      <style:text-properties officeooo:rsid="002080f3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12pt" officeooo:rsid="001e823b" style:font-size-asian="12pt" style:font-size-complex="12pt"/>
    </style:style>
    <style:style style:name="T7" style:family="text">
      <style:text-properties officeooo:rsid="0021b65e"/>
    </style:style>
    <style:style style:name="T8" style:family="text">
      <style:text-properties officeooo:rsid="0023ed3e"/>
    </style:style>
    <style:style style:name="T9" style:family="text">
      <style:text-properties officeooo:rsid="0024cf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cription du jeu :</text:p>
      <text:p text:style-name="P2"/>
      <text:p text:style-name="P6">Tout <text:span text:style-name="T4">s</text:span>e passe pendant une guerre entre les <text:span text:style-name="T4">R</text:span>obots et les Humains.</text:p>
      <text:p text:style-name="P6">Un soir, un homme, rentrant chez lui après le travail, s'aperçoit que sa femme a été enlevée par un robot. Celui-ci va donc traverser tous les niveaux pour aller secourir sa bien-aimée, bravant tous les dangers quitte à en laisser la vie.</text:p>
      <text:p text:style-name="P6"/>
      <text:p text:style-name="P6"/>
      <text:p text:style-name="P2">Mode d'emploi :</text:p>
      <text:p text:style-name="P2"/>
      <text:p text:style-name="P6">Vous arrivez dans le premier niveau qui sera la maison de notre personnage principal.</text:p>
      <text:p text:style-name="P6">Dans <text:span text:style-name="T8">celui-ci,</text:span> le but sera de visit<text:span text:style-name="T4">er</text:span> leur humble demeure et de découvrir un indice audio qui permettra à notre héro<text:span text:style-name="T4">s</text:span> de découvrir que sa femme a été enlevée. Une fois l'indice trouvé, vous pourrez sortir de la maison et aller au prochain niveau.</text:p>
      <text:p text:style-name="P6"/>
      <text:p text:style-name="P6">Dans <text:span text:style-name="T8">l</text:span>e second niveau, vous arrivez dans une ville ravagée par la guerre entre les Robots et les Humain<text:span text:style-name="T4">s</text:span>. Dans ce<text:span text:style-name="T8">lui </text:span>là, vous êtes devant votre maison et vous devez vous guide<text:span text:style-name="T4">r</text:span> dans la ville, à l'aide du radar, afin de trouver le portail qui vous mènera au prochain niveau. Attention, <text:span text:style-name="T8">à cause des ravages de la</text:span> guerre, la gravité de la planète Terre ne s'applique plus, à vous de voir en quoi ce paramètre est bénéfique …</text:p>
      <text:p text:style-name="P6"/>
      <text:p text:style-name="P6">Une fois la porte trouvée, vous arrivez dans le niveau trois. Dans ce niveau vous serez en chute libre dans un <text:span text:style-name="T9">conduit</text:span>. Le principe <text:span text:style-name="T9">est</text:span> d'éviter les barre<text:span text:style-name="T4">s</text:span> de fer, en utilisant votre corps grâce à la Kine<text:span text:style-name="T4">c</text:span>t. De ce fait, vous avez plusieurs posture à connaître : </text:p>
      <text:p text:style-name="P6"/>
      <text:p text:style-name="P6"><text:tab/>- si vous vous penchez vers la droite, notre héro<text:span text:style-name="T4">s</text:span> ira à droite</text:p>
      <text:p text:style-name="P6"><text:tab/>- si vous vous penchez vers la gauche, notre héro<text:span text:style-name="T4">s</text:span> ira à gauche</text:p>
      <text:p text:style-name="P6"><text:tab/>- si vous vous penchez en avant, notre héro<text:span text:style-name="T4">s</text:span> avancera</text:p>
      <text:p text:style-name="P6"><text:tab/>- si vous vous penchez en arrière, notre héro<text:span text:style-name="T4">s</text:span> reculera.</text:p>
      <text:p text:style-name="P6"/>
      <text:p text:style-name="P6">Attention, dans ce niveau-là, vous avez une barre de vie. A chaque fois que vous n'arrivez pas à éviter une barre, vous perdez 10 points de vie.</text:p>
      <text:p text:style-name="P6">Si toutefois vous arrivez à échapper à tous ces dangers, vous passerez un portail qui vous mènera tout droit au niveau 4.</text:p>
      <text:p text:style-name="P6"/>
      <text:p text:style-name="P7">Dans ce niveau, vous arrivez dans un labyrinthe parsemé de dangers. Le but <text:span text:style-name="T9">est</text:span> d'arriver à la fin de celui-ci, vous devrez suivre les particule<text:span text:style-name="T4">s</text:span> verte<text:span text:style-name="T4">s</text:span> qui vous guideront vers la porte du prochain niveau. <text:span text:style-name="T9">V</text:span>ous dispos<text:span text:style-name="T9">er</text:span>ez <text:span text:style-name="T9">également</text:span> d'une barre de vie et d'une barre de bouclier. </text:p>
      <text:p text:style-name="P6">Au commencement d<text:span text:style-name="T9">u</text:span> niveau, votre bouclier est à 0. Lors de votre avancé<text:span text:style-name="T4">e</text:span>, vous allez avoir des obstacles. Si vous passez ceux-ci sans que votre bouclier soit à 100%, vous perdrez la moitié de votre vie. Pour augmenter votre bouclier, et donc passer un obstacle <text:span text:style-name="T9">sans perdre de vie</text:span>, il vous suffira de trouver <text:span text:style-name="T4">l'</text:span>objet scintillant <text:span text:style-name="T4">correspondant</text:span>.</text:p>
      <text:p text:style-name="P6"><text:span text:style-name="T9">Vous trouverez</text:span> plusieurs objets tel<text:span text:style-name="T4">s</text:span> que des télévisions avec des sons, une statues du robot…</text:p>
      <text:p text:style-name="P8"/>
      <text:p text:style-name="P15">Si vous êtes parvenu à trouver la porte dans le labyrinthe, vous arrivez donc dans le <text:span text:style-name="T9">cinquiè</text:span>me et dernier niveau. </text:p>
      <text:p text:style-name="P15"><text:span text:style-name="T9">V</text:span>ous êtes dans la dernière partie du labyrinthe. <text:span text:style-name="T4">S</text:span>e dresse<text:span text:style-name="T9">nt</text:span> devant vous des caisses de fer et derrière vous un rideau de feu. Le principe <text:span text:style-name="T9">est</text:span> de parcourir ce couloir le plus vite possible en évitant <text:span text:style-name="T9">l</text:span>es caisses et en ne se faisant pas rattraper par le rideau de feu.</text:p>
      <text:p text:style-name="P15">Si vous arrivez à échapper à tou<text:span text:style-name="T4">t</text:span> cela, c'est que vous êtes dans un autre couloir. Si vous n'avez pas encore remarqué, au sol vous pouvez apercevoir des gouttes de sang : appartiennent-elle au robot ou à la femme de notre héros ?</text:p>
      <text:p text:style-name="P8"><text:soft-page-break/>Pour le découvrir, il faudra traverser ce couloir. Toutefois, vous devrez faire très attention, car vous devrez passer au dessus des bar<text:span text:style-name="T4">re</text:span>s de fers sans les toucher sous p<text:span text:style-name="T4">ei</text:span>ne de perdre de la vie.</text:p>
      <text:p text:style-name="P8"/>
      <text:p text:style-name="P8">Si après toutes ces épreuves, vous êtes encore en vie, il vous suffira de suivre les gouttes de sang et de découvrir enfin à qui elles appartiennent…</text:p>
      <text:p text:style-name="P8"/>
      <text:p text:style-name="P8"/>
      <text:p text:style-name="P3">Dispositifs d’interactions choisis :</text:p>
      <text:p text:style-name="P9"/>
      <text:p text:style-name="P9">Nous avons tout d'abord intégré la manette de Xbox. Cela a été <text:span text:style-name="T9">relativement </text:span>facile puisque Unity gère nativement cela. En effet, il nous a juste fallu changer les axes dans le menu Input Manager, pour que la manette puisse fonctionner.</text:p>
      <text:p text:style-name="P9"/>
      <text:p text:style-name="P9">Nous avons donc les paramètres ci-dessous :</text:p>
      <text:p text:style-name="P9"/>
      <text:p text:style-name="P19">======================</text:p>
      <text:p text:style-name="P18">Mettre une capture du Input</text:p>
      <text:p text:style-name="P19">======================</text:p>
      <text:p text:style-name="P9"/>
      <text:p text:style-name="P10">Puis nous avons intégré la Kinect. Ce dispositif a été beaucoup plus complexe à intégrer. En effet, comme nous l'avons utilisé pour guider notre personnage en chute libre, il a fallu <text:span text:style-name="T9">réussir</text:span> à reconnaître le buste du joueur <text:span text:style-name="T9">pour mouvoir</text:span> notre personnage. Pour cela, nous sommes parti<text:span text:style-name="T4">s</text:span> de l'exemple présent dans la démo du tutoriel. En effet, dans celui-ci <text:span text:style-name="T4">était</text:span> présent un homme formé de cube, où chaque cubes représent<text:span text:style-name="T4">ai</text:span>t une partie du corps. Nous avons donc import<text:span text:style-name="T4">é</text:span> celui-ci et avons gardé la partie qui nous intéress<text:span text:style-name="T9">ait</text:span>. Une fois l<text:span text:style-name="T9">'</text:span>homme présent dans notre scène, il a fallu créer un script en C# qui nous <text:span text:style-name="T4">a permis</text:span> de faire bouger notre <text:span text:style-name="T9">personnage</text:span> en fonction de notre posture. Pour cela nous avons <text:span text:style-name="T9">utilisé un vecteur de direction entre le haut et le bas du buste du joueur, et en avons déduit la direction à prendre pour déplacer le personnage. Il a été également nécessaire de pondérer cette direction pour augmenter la vitesse de déplacement.</text:span></text:p>
      <text:p text:style-name="P10"/>
      <text:p text:style-name="P10"/>
      <text:p text:style-name="P4"><text:span text:style-name="T1">Ce qui nous rend fiers :</text:span><text:span text:style-name="T2"> </text:span></text:p>
      <text:p text:style-name="P6"/>
      <text:p text:style-name="P11">Dans notre jeu, nous sommes particulièrement fi<text:span text:style-name="T7">e</text:span>r<text:span text:style-name="T4">s</text:span> d<text:span text:style-name="T9">es</text:span> niveau 3 (chute libre), <text:span text:style-name="T3">2</text:span> et 4 (le labyrinthe).</text:p>
      <text:p text:style-name="P11"/>
      <text:p text:style-name="P11">En effet, le niveau 3 est <text:span text:style-name="T4">une </text:span>réussite puisque notre personnage tombe dans le vide et dans un brouillard intense. De ce fait, il devient difficile d'éviter les obstacles. De plus, <text:span text:style-name="T4">ayant</text:span> réussi à intégrer la Kinect dans ce niveau, cela rajoute une part de divertissement pour le joueur. Nous avons donc réussi à concilier divertissement et sport.</text:p>
      <text:p text:style-name="P11"/>
      <text:p text:style-name="P12">Puis, pour le niveau 2, celui-ci est très bien conçu graphiquement. En effet le<text:span text:style-name="T4">s</text:span> système<text:span text:style-name="T4">s</text:span> de vent et d'ombre<text:span text:style-name="T4">s</text:span> met<text:span text:style-name="T4">tent</text:span> en valeur ce niveau.</text:p>
      <text:p text:style-name="P11"/>
      <text:p text:style-name="P11">En ce qui concerne le niveau 4, celui-ci a été le plus long à réaliser. En effet, beaucoup de script<text:span text:style-name="T4">s</text:span> ont été créé<text:span text:style-name="T4">s</text:span> pour ce niveau (vie, bouclier, ennemi<text:span text:style-name="T9">s</text:span>, amis …). De plus beaucoup d’animation<text:span text:style-name="T4">s</text:span> telles que les feux, les télévisions, les objets bénéfiques ont <text:span text:style-name="T4">été </text:span>intégré<text:span text:style-name="T4">s</text:span>. <text:span text:style-name="T9">Enfin</text:span>, la musique de fond trouvée convient très bien à l'ambiance de ce labyrinthe.</text:p>
      <text:p text:style-name="P11"/>
      <text:p text:style-name="P11"/>
      <text:p text:style-name="P5">Ce qui serait à améliorer :</text:p>
      <text:p text:style-name="P5"/>
      <text:p text:style-name="P13">Concernant les améliorations, nous aur<text:span text:style-name="T4">ions</text:span> pu, avec plus de temps, complexifier le niveau 1 et le <text:soft-page-break/>niveau 5.</text:p>
      <text:p text:style-name="P13">De plus, il serait intéressant d'intégrer une confrontation entre le héro<text:span text:style-name="T4">s</text:span> et le robot à la fin du jeu.</text:p>
      <text:p text:style-name="P13"/>
      <text:p text:style-name="P13"/>
      <text:p text:style-name="P5">Sources :</text:p>
      <text:p text:style-name="P13"/>
      <text:p text:style-name="P21">Tous nos objets ont été <text:span text:style-name="T9">soit </text:span>conçu<text:span text:style-name="T9">s</text:span> par nous même, soit <text:span text:style-name="T9">trouvés dans</text:span> l'Asset Store de Unity.</text:p>
      <text:p text:style-name="P13">De plus nous avons utilisé un tutoriel qui nous a donné beaucoup de base en C# :</text:p>
      <text:p text:style-name="P13"/>
      <text:p text:style-name="P1"><text:a xlink:type="simple" xlink:href="http://pixelnest.io/tutorials/creer-un-jeu-2d-avec-unity/sommaire/"><text:span text:style-name="T5">http://pixelnest.io/tutorials/creer-un-jeu-2d-avec-unity/sommaire/</text:span></text:a></text:p>
      <text:p text:style-name="P13"/>
      <text:p text:style-name="P13">Enfin en ce qui concerne les sons, ceux-ci sont <text:span text:style-name="T9">tous </text:span>tirés d'un même site :</text:p>
      <text:p text:style-name="P13"><text:s/></text:p>
      <text:p text:style-name="P13"><text:a xlink:type="simple" xlink:href="http://www.sound-fishing.net/">http://www.sound-fishing.net/</text:a></text:p>
      <text:p text:style-name="P13"/>
      <text:p text:style-name="P5"/>
      <text:p text:style-name="P13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5T19:26:09.130534396</dc:date>
    <meta:generator>LibreOffice/4.2.7.2$Linux_X86_64 LibreOffice_project/420m0$Build-2</meta:generator>
    <meta:editing-duration>PT51M35S</meta:editing-duration>
    <meta:editing-cycles>8</meta:editing-cycles>
    <dc:creator>sgauthier </dc:creator>
    <meta:document-statistic meta:table-count="0" meta:image-count="0" meta:object-count="0" meta:page-count="3" meta:paragraph-count="44" meta:word-count="1115" meta:character-count="6413" meta:non-whitespace-character-count="5332"/>
  </office:meta>
</office:document-meta>
</file>